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Standard">
      <style:text-properties officeooo:rsid="0011b08c" officeooo:paragraph-rsid="0011b08c"/>
    </style:style>
    <style:style style:name="P4" style:family="paragraph" style:parent-style-name="Standard">
      <style:text-properties officeooo:rsid="0011b08c" officeooo:paragraph-rsid="001234cb"/>
    </style:style>
    <style:style style:name="P5" style:family="paragraph" style:parent-style-name="Standard">
      <style:text-properties officeooo:rsid="001234cb" officeooo:paragraph-rsid="001234cb"/>
    </style:style>
    <style:style style:name="P6" style:family="paragraph" style:parent-style-name="Standard">
      <style:text-properties officeooo:rsid="00152c3c" officeooo:paragraph-rsid="00152c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34c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34cb" style:font-style-asian="normal" style:font-style-complex="normal"/>
    </style:style>
    <style:style style:name="T5" style:family="text">
      <style:text-properties fo:font-style="normal" officeooo:rsid="001323b8" style:font-style-asian="normal" style:font-style-complex="normal"/>
    </style:style>
    <style:style style:name="T6" style:family="text">
      <style:text-properties officeooo:rsid="001234c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förberedelser: </text:p>
      <text:p text:style-name="P3"/>
      <text:p text:style-name="P3">Endpoints som behövs för Clients</text:p>
      <text:p text:style-name="P3"/>
      <text:p text:style-name="P3">- POST towards /login (to get a token)</text:p>
      <text:p text:style-name="P3">- POST towards <text:span text:style-name="T1">client/</text:span><text:span text:style-name="T3">new (to create a new client)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Endpoints som behövs för <text:span text:style-name="T6">Bill</text:span></text:p>
      <text:p text:style-name="P3"/>
      <text:p text:style-name="P3">Create <text:span text:style-name="T6">a Bill</text:span></text:p>
      <text:p text:style-name="P3"/>
      <text:p text:style-name="P3">- POST towards /login (to get a token)</text:p>
      <text:p text:style-name="P3"><text:span text:style-name="T3">- POST towards </text:span><text:span text:style-name="T4">bill</text:span><text:span text:style-name="T1">/</text:span><text:span text:style-name="T3">new (to create a new Reservation)</text:span></text:p>
      <text:p text:style-name="P3"><text:span text:style-name="T3">- </text:span><text:span text:style-name="T4">POST toward /logout </text:span></text:p>
      <text:p text:style-name="P3"><text:span text:style-name="T3"/></text:p>
      <text:p text:style-name="P5"><text:span text:style-name="T3">Edit a Bill </text:span></text:p>
      <text:p text:style-name="P4">- POST towards /login (to get a token)</text:p>
      <text:p text:style-name="P4"><text:span text:style-name="T3">- POST towards </text:span><text:span text:style-name="T4">bill</text:span><text:span text:style-name="T1">/</text:span><text:span text:style-name="T3">new (to create a new Reservation)</text:span></text:p>
      <text:p text:style-name="P4"><text:span text:style-name="T3">- </text:span><text:span text:style-name="T4">PUT towards bill/:id (payload)</text:span></text:p>
      <text:p text:style-name="P4"><text:span text:style-name="T4">-</text:span><text:span text:style-name="T3"> </text:span><text:span text:style-name="T4">POST toward /logout </text:span></text:p>
      <text:p text:style-name="P4"><text:span text:style-name="T3"/></text:p>
      <text:p text:style-name="P3"><text:span text:style-name="T3"/></text:p>
      <text:p text:style-name="P5"><text:span text:style-name="T3">Delete a Bill </text:span></text:p>
      <text:p text:style-name="P4">- POST towards /login (to get a token)</text:p>
      <text:p text:style-name="P4"><text:span text:style-name="T3">- POST towards </text:span><text:span text:style-name="T4">bill</text:span><text:span text:style-name="T1">/</text:span><text:span text:style-name="T3">new (to create a new Reservation)</text:span></text:p>
      <text:p text:style-name="P4"><text:span text:style-name="T3">- </text:span><text:span text:style-name="T5">DELETE</text:span><text:span text:style-name="T4"> towards bill/:id (payload)</text:span></text:p>
      <text:p text:style-name="P4"><text:span text:style-name="T4">-</text:span><text:span text:style-name="T3"> </text:span><text:span text:style-name="T4">POST toward /logout</text:span></text:p>
      <text:p text:style-name="P4"><text:span text:style-name="T4"/></text:p>
      <text:p text:style-name="P6"><text:span text:style-name="T4">F</text:span><text:span text:style-name="T3">Aker</text:span></text:p>
      <text:p text:style-name="P4"><text:span text:style-name="T4">finance </text:span></text:p>
      <text:list xml:id="list2110537202" text:style-name="L1">
        <text:list-item>
          <text:p text:style-name="P2">account </text:p>
        </text:list-item>
        <text:list-item>
          <text:p text:style-name="P2">accountName </text:p>
        </text:list-item>
        <text:list-item>
          <text:p text:style-name="P2">mask </text:p>
        </text:list-item>
        <text:list-item>
          <text:p text:style-name="P2">amount </text:p>
        </text:list-item>
        <text:list-item>
          <text:p text:style-name="P2">transactionType </text:p>
        </text:list-item>
        <text:list-item>
          <text:p text:style-name="P2">currencyCode </text:p>
        </text:list-item>
        <text:list-item>
          <text:p text:style-name="P1">currencyName</text:p>
        </text:list-item>
      </text:list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0:29:35.773939637</meta:creation-date>
    <dc:date>2020-06-14T04:15:52.797022411</dc:date>
    <meta:editing-duration>P1DT24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26" meta:character-count="705" meta:non-whitespace-character-count="602"/>
  </office:meta>
</office:document-meta>
</file>